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font-size="20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601cm" svg:y="6.294cm" presentation:class="title" presentation:user-transformed="true">
          <draw:text-box>
            <text:p><text:span text:style-name="T1">Using Box2D in Android</text:span></text:p>
          </draw:text-box>
        </draw:frame>
        <draw:frame presentation:style-name="pr2" draw:layer="layout" svg:width="24.639cm" svg:height="12.179cm" svg:x="13.761cm" svg:y="18cm" presentation:class="outline" presentation:user-transformed="true">
          <draw:text-box>
            <text:list text:style-name="L2">
              <text:list-header>
                <text:p>sergio@inqmobile.com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hat is Box2D?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A very popular engine for the simulation of Newtonian physics in 2D</text:p>
              </text:list-item>
              <text:list-item>
                <text:p>Originally developed in C++ for educational purposes</text:p>
              </text:list-item>
              <text:list-item>
                <text:p>Ported to a lot of different platforms</text:p>
              </text:list-item>
              <text:list-item>
                <text:p>Open Sourc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ho uses Box2d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Most Flash games that exhibit physical simulation uses it</text:p>
              </text:list-item>
              <text:list-item>
                <text:p>Andengine, a game engine / framework for Android</text:p>
              </text:list-item>
              <text:list-item>
                <text:p>GDX, a framework for Android, HTML5...</text:p>
              </text:list-item>
              <text:list-item>
                <text:p>Cocos2D, a game engine / framework for iOS</text:p>
              </text:list-item>
              <text:list-item>
                <text:p>Lots of mobile video games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Where can I get it?</text:p>
          </draw:text-box>
        </draw:frame>
        <draw:frame presentation:style-name="pr2" draw:layer="layout" svg:width="26cm" svg:height="15.686cm" svg:x="1.4cm" svg:y="4.914cm" presentation:class="outline" presentation:user-transformed="true">
          <draw:text-box>
            <text:list text:style-name="L2">
              <text:list-item>
                <text:p>Original site</text:p>
              </text:list-item>
              <text:list-item>
                <text:p>There is a port to Java of the project (everything written in Java)</text:p>
                <text:list>
                  <text:list-item>
                    <text:p>Quite slow</text:p>
                  </text:list-item>
                </text:list>
              </text:list-item>
              <text:list-item>
                <text:p>From the the GDX project, which integrates Box2D</text:p>
                <text:list>
                  <text:list-item>
                    <text:p>C++ code compiled to .so, working in Java with JNI</text:p>
                  </text:list-item>
                  <text:list-item>
                    <text:p>You can compile them if you want. I just took the binaries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Box2d fundamentals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World: universe full of bodies and forces</text:p>
              </text:list-item>
              <text:list-item>
                <text:p>Bodies: represent physical bodies</text:p>
              </text:list-item>
              <text:list-item>
                <text:p>Shapes: circles and polygons</text:p>
              </text:list-item>
              <text:list-item>
                <text:p>Fixtures: you assign shapes to bodies using fixtures</text:p>
              </text:list-item>
              <text:list-item>
                <text:p>Joints: you unite bodies by using different kinds of joi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Box2d fundamentals (2)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Contacts: you can be notified of when to bodies enter in contact</text:p>
                <text:list>
                  <text:list-item>
                    <text:p>Contact filters: you can define which bodies can contact among them.</text:p>
                  </text:list-item>
                </text:list>
              </text:list-item>
              <text:list-item>
                <text:p>Physical parameters: such as bouncing factors, restitution of the bodies, et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de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net.garrapeta.box2ddemo.sample.basic</text:p>
                <text:p/>
              </text:list-item>
              <text:list-item>
                <text:p>Simple test of how to create of a body, assing a shape to it, and see how it falls.</text:p>
              </text:list-item>
              <text:list-item>
                <text:p>No visual representation :-(</text:p>
                <text:list>
                  <text:list-item>
                    <text:p>So you actually <text:span text:style-name="T2">read</text:span> how it falls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In a game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Game loop: a thread that iterates while the game is running and:</text:p>
                <text:list>
                  <text:list-item>
                    <text:p>Draws the scene</text:p>
                  </text:list-item>
                  <text:list-item>
                    <text:p>Calls the physical simulation</text:p>
                  </text:list-item>
                  <text:list-item>
                    <text:p>Calls the logic of the actors</text:p>
                  </text:list-item>
                </text:list>
              </text:list-item>
              <text:list-item>
                <text:p>Actors: the characters of the game. 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hysical simulation steps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Box2d needs a constant simulation step</text:p>
                <text:list>
                  <text:list-item>
                    <text:p>While the game loop will have a variable framerate</text:p>
                  </text:list-item>
                  <text:list-item>
                    <text:p>So we do several physical steps per frame</text:p>
                  </text:list-item>
                </text:list>
              </text:list-item>
              <text:list-item>
                <text:p>Recomended frequency of for the physical simulation in 60 Hz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de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net.garrapeta.box2ddemo.gameengine</text:p>
                <text:p/>
              </text:list-item>
              <text:list-item>
                <text:p>Very simple “game engine”</text:p>
                <text:list>
                  <text:list-item>
                    <text:p>Actually not a game engine, just some classes that run a simulation of Box2d with graphical output</text:p>
                  </text:list-item>
                  <text:list-item>
                    <text:p>But is a good starting point to start playing with Box2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creen / world units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Box2d does not work with pixels or dp, but meters.</text:p>
                <text:list>
                  <text:list-item>
                    <text:p>We have to convert between meters and pixels.</text:p>
                  </text:list-item>
                </text:list>
              </text:list-item>
              <text:list-item>
                <text:p>In Box2d, the point (0,0) is the bottom – left corner</text:p>
                <text:list>
                  <text:list-item>
                    <text:p>We have to convert between the origin of coordinates of the screen and the world in Box2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de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net.garrapeta.box2ddemo.sample.circles</text:p>
                <text:p/>
              </text:list-item>
              <text:list-item>
                <text:p>Simple demo in which you can add circles to the screen and see them moving according to the laws of physic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ergei Towers</meta:initial-creator>
    <meta:creation-date>2012-08-13T22:38:00</meta:creation-date>
    <dc:date>2012-08-13T23:17:47</dc:date>
    <dc:creator>Sergei Towers</dc:creator>
    <meta:editing-duration>PT8M25S</meta:editing-duration>
    <meta:editing-cycles>2</meta:editing-cycles>
    <meta:generator>LibreOffice/3.5$Linux_X86_64 LibreOffice_project/350m1$Build-2</meta:generator>
    <meta:document-statistic meta:object-count="69"/>
  </office:meta>
</office:document-meta>
</file>